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straints on the columns of tables of the STOREFRONT database are:</text:p>
      <text:p text:style-name="Standard"/>
      <text:p text:style-name="Standard">1: In the category table, category Id is a primary key so it must be a unique value as it will be used as a </text:p>
      <text:p text:style-name="Standard">Foreign Key in Product Category table.</text:p>
      <text:p text:style-name="Standard"/>
      <text:p text:style-name="Standard">2: In the product table, product Id is a primary key so it must be a unique value as it will be used as a </text:p>
      <text:p text:style-name="Standard">Foreign Key in Product Category table.</text:p>
      <text:p text:style-name="Standard"/>
      <text:p text:style-name="Standard">3: In the user table, user Id is a primary key so it must be a unique value as it will be used as a Foreign Key in the Address tabl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ubham Joshi</meta:initial-creator>
    <meta:creation-date>2018-08-22T09:42:48.67</meta:creation-date>
    <meta:document-statistic meta:table-count="0" meta:image-count="0" meta:object-count="0" meta:page-count="1" meta:paragraph-count="6" meta:word-count="104" meta:character-count="491"/>
    <dc:date>2018-08-22T10:09:45.13</dc:date>
    <dc:creator>Shubham Joshi</dc:creator>
    <meta:editing-duration>PT10M5S</meta:editing-duration>
    <meta:editing-cycles>1</meta:editing-cycles>
    <meta:generator>OpenOffice/4.1.1$Win32 OpenOffice.org_project/411m6$Build-9775</meta:generator>
  </office:meta>
</office:document-meta>
</file>